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style:style>
    <style:style style:name="P2" style:family="paragraph" style:parent-style-name="Standard">
      <style:paragraph-properties fo:margin-top="0in" fo:margin-bottom="0.139in" loext:contextual-spacing="false" fo:line-height="100%" fo:text-align="center" style:justify-single-word="false"/>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Standard">
      <style:paragraph-properties fo:margin-top="0in" fo:margin-bottom="0.139in" loext:contextual-spacing="false" fo:line-height="100%" fo:text-align="center" style:justify-single-word="false"/>
      <style:text-properties fo:font-size="14pt" style:font-size-asian="14pt" style:font-size-complex="14pt"/>
    </style:style>
    <style:style style:name="P5"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color="#1155cc"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yły sobie fanfiki</text:span></text:p>
      <text:p text:style-name="P2"><text:span text:style-name="T2">Odcinek 1 - 2011: Odyseja fanfikowa</text:span></text:p>
      <text:p text:style-name="P4"/>
      <text:p text:style-name="P3"><text:span text:style-name="T3">Witajcie, drogie dzieciaczki, w nowym cyklu, który to traktować będzie o tym, jak to przez lata kształtował się polski fanfikowy półświatek. Jako że jestem osobą, która do fandomu dołączyła już dawno po opisywanych przeze mnie teraz latach, research przypominał mi nieco badania archeologiczne. Ale mniejsza z tym, przejdźmy już do rzeczy…</text:span></text:p>
      <text:p text:style-name="P3"><text:span text:style-name="T4">Dawno, dawno temu, czyli w lipcu Anno Domini 2011, w bardzo bliskiej nam galaktyce, czyli Drodze Mlecznej, w kraju potomków Wielkich Lechitów... Na blogu For Glorious Equestria, wtedy jeszcze znanym jako mylittlebrony, pojawił się prawdopodobnie pierwszy polski fanfik w uniwersum MLP: “Jeden z dziesięciu” autorstwa niejakiego Pony Faila. Co można by o nim powiedzieć? Jeśli już, to nie było to może stricte opowiadanie, a bardziej szkic. Taka prosta, naiwna opowiastka, jedna z tych, jakie popełniają czasem początkujący pisarze.</text:span></text:p>
      <text:p text:style-name="P3"><text:span text:style-name="T4">Jak można było przewidzieć, na tym się nie skończyło. Opublikowane zostały kolejne dzieła: “Ace - Krótka historia” (która to, nawiasem mówiąc, była bardziej opisem OCka autora) i “Dusty Ink” autorstwa Thara, o którym jednak zrobi się głośniej nieco później (niestety, opowiadanie to jest obecnie niedostępne, a szkoda, bo byłoby cennym materiałem porównawczym). Pojawiła się również jedna z pierwszych prób napisania wielorozdziałowca, czyli “Fanfik lekki subiektywnie” autorstwa ówczesnego admina bloga - Mere Jumpa.</text:span></text:p>
      <text:p text:style-name="P3"><text:span text:style-name="T4">Niedługo potem czytelnicy mieli do czynienia z jednym z kamieni milowych polskiej fanfikcji. Wspomniany już wyżej Thar napisał “Świt” - pierwszego w Polsce fanfika z uniwersum Biur Adaptacyjnych. Trzeba przyznać, że dzieło to nawet trzymało poziom - minęło ledwie parę dni od narodzin fanfikopisarstwa w naszym kraju, a poprzeczka postawiona kolejnym aspirującym autorom znajdowała się całkiem wysoko. Od tego momentu też litery T, C i B powoli zaczęły odciskać się piętnem na rodzimym półświatku, ale więcej o tym dowiecie się później, gdy opowiadać będę o prawdziwym szale na opowiadania z tego gatunku - na wszystko przyjdzie kiedyś czas.</text:span></text:p>
      <text:p text:style-name="P3"><text:span text:style-name="T4">Autorzy zaczęli coraz śmielej sobie poczynać. Ktoś tam napisał fika po angielsku (“The Full House”), ktoś inny ogłosił casting na OCki, które mogą wystąpić w jego opowiadaniu… Półświatek literacki rozkręcał się coraz szybciej, w coraz to kolejnych miejscach. Na forum MLP Community, czyli dzisiejszym MLPPolska, także zaczęły pojawiać się pierwsze dzieła pisane - jako pierwszy spróbował Tarreth ze swoim “W obronie Equestrii”, za jego przykładem szli kolejni, choć palmę pierwszeństwa, jeżeli chodzi o ilość publikowanych opowiadań, cały czas dumnie dzierżyło FGE. Publika także coraz bardziej dopisywała, sądząc po coraz większej liczbie komentarzy pod kolejnymi fikami. Opublikowane zostały następne dzieła, które w przyszłości doczekać się miały nawet miana kultowych: “Kroniki Equestrii” (jakiś czas później tytuł został wzbogacony o podtytuł “Nadejście Ognia”), “Koma” (polska odpowiedź na “My Little Dashie”), czy też “Orzeł Biały” (kolejny polskojęzyczny fanfik w jeszcze nieśmiało się wtedy rozwijającym uniwersum Biur Adaptacyjnych). Swoją karierę pisarską zaczęli też Niklas i Psoras, o których to też później stanie się głośniej, ale póki co nie uprzedzajmy faktów. </text:span></text:p>
      <text:p text:style-name="P3"><text:span text:style-name="T4">Oczywiście, rodzimi autorzy inspirowali się dziełami tych znad wielkiej wody i kwestią czasu było to, kiedy zagraniczne fanfiki doczekają się swych wersji w języku polskim. W 2011 r. doczekaliśmy się dwóch tłumaczeń od Slivera (“Where There’s a Quill” i “ To Feel the Music”), a także jednego od Deevela - “Silent Ponyville”, czyli jednego z tych fanfików, które u nas w kraju uważa się za klasyki. Niestety, przetłumaczono też (nie)sławne w fandomie “Cupcakes”. Ta, o “Babeczkach” można powiedzieć wiele słów (w tym i wulgarnych, jeżeli nie jest się fanem tępego gore, o porównaniach do nowotworu i wrzodu na czterech literach fandomu nie wspominając).</text:span></text:p>
      <text:p text:style-name="P3"><text:span text:style-name="T4">Ach, zapomniałbym o jeszcze dwóch opowiadaniach, które to zaczęły powstawać mniej więcej wtedy, gdy autorzy zeszli już z drzew, a których pierwszych rozdziałów publikacja przypadła na końcówkę roku dwa tysiące jedenastego - chodzi tu o “Smocze Łzy” autorstwa Tosta i “Wspomnienia, czyli dawno temu w Equestrii…” od Kaczego. Obydwa zapisały się złotymi zgłoskami w historii fanfikowego półświatka ze względu na swój wysoki poziom (“Smocze Łzy” zasłynęły też i tym, że przez długi okres czasu dumnie dzierżyły miano najdłuższego fika w naszym rodzimym fandomie). Wspomnę jeszcze o nich, gdy przyjdzie mi omawiać dosyć ważny rozdział historii polskich fanfików, jakim niewątpliwie były Fanfikowe Oskary. Nie ma co, rok 2011 zakończył się co najmniej obiecująco, a wzrastający z czasem poziom wydanych wtedy opowiadań był dobrym prognostykiem na przyszłość. Tymczasem kolejni twórcy zaczęli próbować swoich sił, powoli skrobiąc kolejne fiki. Żądni mołojeckiej sławy, spoglądali już w przyszłość, z niecierpliwością wyczekując tych własnych, przysłowiowych pięciu minut...</text:span></text:p>
      <text:p text:style-name="P3"><text:span text:style-name="T4">I tym akcentem kończymy ten oto odcinek. Mam nadzieję, że nie przynudzałem za bardzo i że udało mi się zainteresować tematem choć część z Was. Dajcie znać w komentarzach na forum, czy Wam się podobało. Może macie jakieś wspomnienia (oczywiście, jeżeli chodzi o fandomową twórczość pisarską) związane z tym okresem albo posiadacie wiedzę na temat utworów, które to powstały wcześniej niż te opisane w artykule? Jeśli tak, to podzielcie się nimi, a ja chętnie ich wysłucham, bo a nuż przydadzą mi się one podczas pisania kolejnych odcinków cyklu. A o czym będzie mowa w następnej części? Przejdziemy do roku 2012, w którym to rozkręciła się istna fanfikokalipsa. Przypomnimy sobie kolejne, zarówno te powszechnie znane, jak i te już mocno przykurzone opowiadania z czasów fandomu (jeszcze wtedy) łupanego. Prześledzimy też początki i przebiegi karier kolejnych polskich fanfikopisarzy. Pozdrawiam Was, drodzy czytelnicy, i do zobaczenia w kolejnym odcinku!</text:span></text:p>
      <text:p text:style-name="P1"><text:span text:style-name="T4">Obrazki:</text:span></text:p>
      <text:p text:style-name="P1"><text:span text:style-name="T4">1 - baner) </text:span><text:a xlink:type="simple" xlink:href="https://moderatelydeviant.deviantart.com/art/Natural-History-Tour-304176485" text:style-name="Internet_20_link" text:visited-style-name="Visited_20_Internet_20_Link"><text:span text:style-name="T5">https://moderatelydeviant.deviantart.com/art/Natural-History-Tour-304176485</text:span></text:a></text:p>
      <text:p text:style-name="P1"><text:a xlink:type="simple" xlink:href="https://img00.deviantart.net/16a2/i/2012/145/5/b/natural_history_tour_by_moderatelydeviant-d513k2t.png" text:style-name="Internet_20_link" text:visited-style-name="Visited_20_Internet_20_Link"><text:span text:style-name="T5">https://img00.deviantart.net/16a2/i/2012/145/5/b/natural_history_tour_by_moderatelydeviant-d513k2t.png</text:span></text:a></text:p>
      <text:p text:style-name="P1"><text:span text:style-name="T4">2) </text:span><text:a xlink:type="simple" xlink:href="https://animelao809.deviantart.com/art/MLP-FiM-Twilight-Sparkle-with-books-306594247" text:style-name="Internet_20_link" text:visited-style-name="Visited_20_Internet_20_Link"><text:span text:style-name="T5">https://animelao809.deviantart.com/art/MLP-FiM-Twilight-Sparkle-with-books-306594247</text:span></text:a></text:p>
      <text:p text:style-name="P1"><text:a xlink:type="simple" xlink:href="https://pre00.deviantart.net/0464/th/pre/i/2012/157/a/8/mlp_fim__twilight_sparkle_with_books_by_hoodie_stalker-d52jdmv.png" text:style-name="Internet_20_link" text:visited-style-name="Visited_20_Internet_20_Link"><text:span text:style-name="T5">https://pre00.deviantart.net/0464/th/pre/i/2012/157/a/8/mlp_fim__twilight_sparkle_with_books_by_hoodie_stalker-d52jdmv.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882" meta:character-count="6338" meta:non-whitespace-character-count="5470"/>
    <meta:generator>LibreOfficeDev/5.1.0.3$Linux_X86_64 LibreOffice_project/</meta:generator>
  </office:meta>
</office:document-meta>
</file>